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end="Arrow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4pt" style:font-size-asian="24pt" style:font-size-complex="24pt"/>
    </style:style>
    <style:style style:name="P3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9cm" svg:height="7.5cm" svg:x="18.1cm" svg:y="1.2cm">
          <text:p text:style-name="P1"><text:span text:style-name="T1">GH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cm" svg:y1="10cm" svg:x2="29cm" svg:y2="10cm">
          <text:p/>
        </draw:line>
        <draw:line draw:style-name="gr2" draw:text-style-name="P1" draw:layer="layout" svg:x1="15cm" svg:y1="19cm" svg:x2="15cm" svg:y2="1cm">
          <text:p/>
        </draw:line>
        <draw:frame draw:style-name="gr3" draw:text-style-name="P3" draw:layer="layout" svg:width="5.631cm" svg:height="1.528cm" svg:x="23.3cm" svg:y="10.072cm">
          <draw:text-box>
            <text:p><text:span text:style-name="T1">Performance</text:span></text:p>
          </draw:text-box>
        </draw:frame>
        <draw:frame draw:style-name="gr3" draw:text-style-name="P3" draw:layer="layout" svg:width="6.605cm" svg:height="1.528cm" svg:x="8.09cm" svg:y="1.072cm">
          <draw:text-box>
            <text:p><text:span text:style-name="T1">For Application</text:span></text:p>
          </draw:text-box>
        </draw:frame>
        <draw:frame draw:style-name="gr3" draw:text-style-name="P3" draw:layer="layout" svg:width="6.169cm" svg:height="1.528cm" svg:x="8.695cm" svg:y="17.3cm">
          <draw:text-box>
            <text:p><text:span text:style-name="T1">For Low Layer</text:span></text:p>
          </draw:text-box>
        </draw:frame>
        <draw:custom-shape draw:style-name="gr1" draw:text-style-name="P2" draw:layer="layout" svg:width="6cm" svg:height="5.8cm" svg:x="14.5cm" svg:y="2.8cm">
          <text:p text:style-name="P1"><text:span text:style-name="T1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8cm" svg:height="7.9cm" svg:x="12.6cm" svg:y="7.7cm">
          <text:p text:style-name="P1"><text:span text:style-name="T1">Ru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cm" svg:height="7.2cm" svg:x="21cm" svg:y="11.6cm">
          <text:p text:style-name="P1"><text:span text:style-name="T1">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6.7cm" svg:height="6.1cm" svg:x="7.5cm" svg:y="5.8cm">
          <text:p text:style-name="P1"><text:span text:style-name="T1">OCam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cm" svg:height="3.9cm" svg:x="17.9cm" svg:y="11.3cm">
          <text:p text:style-name="P1"><text:span text:style-name="T1">Ajh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8cm" svg:height="8cm" svg:x="1.6cm" svg:y="1.2cm">
          <text:p text:style-name="P1"><text:span text:style-name="T1">Erla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7cm" svg:height="5.2cm" svg:x="6.5cm" svg:y="10.1cm">
          <text:p text:style-name="P1"><text:span text:style-name="T1">SML#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2cm" svg:height="5.7cm" svg:x="13cm" svg:y="4.2cm">
          <text:p text:style-name="P1"><text:span text:style-name="T1">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5-11T13:07:30.722922038</meta:creation-date>
    <dc:date>2014-05-11T14:04:30.506528681</dc:date>
    <dc:creator>Okabe Kiwamu</dc:creator>
    <meta:editing-duration>PT28M23S</meta:editing-duration>
    <meta:editing-cycles>38</meta:editing-cycles>
    <meta:generator>LibreOffice/4.2.4.2$Linux_X86_64 LibreOffice_project/420m0$Build-2</meta:generator>
    <meta:document-statistic meta:object-count="14"/>
  </office:meta>
</office:document-meta>
</file>